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70000004684BC41477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imbus Sans L" svg:font-family="'Nimbus Sans L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1" draw:text-style-name="P1" draw:layer="layout" svg:width="27.999cm" svg:height="19.163cm" svg:x="-0.014cm" svg:y="0.913cm">
          <draw:image xlink:href="Pictures/1000000000000670000004684BC41477.jpg" xlink:type="simple" xlink:show="embed" xlink:actuate="onLoad">
            <text:p/>
          </draw:image>
        </draw:frame>
        <draw:custom-shape draw:style-name="gr2" draw:text-style-name="P1" draw:layer="layout" svg:width="2.54cm" svg:height="2.107cm" svg:x="7.874cm" svg:y="14.9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78cm" svg:height="1.524cm" svg:x="12.446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79cm" svg:height="1.524cm" draw:transform="skewX (0.0197222205475359) translate (10.414cm 5.887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78cm" svg:height="1.524cm" svg:x="11.43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107cm" svg:x="11.43cm" svg:y="17.2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107cm" svg:x="13.716cm" svg:y="12.8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107cm" svg:x="17.272cm" svg:y="15.1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imbus Sans L" svg:font-family="'Nimbus Sans L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imbus Sans L" style:font-size-asian="24pt" style:language-asian="zh" style:country-asian="CN" style:font-name-complex="Nimbus Sans L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1cm" svg:stroke-color="#ffd320" draw:marker-start-width="0.279cm" draw:marker-start-center="false" draw:marker-end-width="0.279cm" draw:marker-end-center="false" draw:fill="solid" draw:fill-color="#729fcf" draw:opacity="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lman khokhar</meta:initial-creator>
    <meta:creation-date>2014-08-13T17:04:19.952990702</meta:creation-date>
    <dc:date>2014-08-13T17:12:14.540287753</dc:date>
    <dc:creator>salman khokhar</dc:creator>
    <meta:editing-duration>P0D</meta:editing-duration>
    <meta:editing-cycles>1</meta:editing-cycles>
    <meta:document-statistic meta:object-count="33"/>
    <meta:generator>LibreOffice/4.1.3.2$Linux_X86_64 LibreOffice_project/410m0$Build-2</meta:generator>
  </office:meta>
</office:document-meta>
</file>